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Graphs</text:title></text:p>
      <text:p text:style-name="OrgTitle"/>
      <text:p text:style-name="OrgSubtitle"><text:initial-creator>Adithya Nai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023258">1. Storing Graph Data</text:a></text:p>
          <text:p text:style-name="Contents_20_1"><text:a xlink:type="simple" xlink:href="#org0547e39">2. Adjacency Lists</text:a></text:p>
          <text:p text:style-name="Contents_20_1"><text:a xlink:type="simple" xlink:href="#orga78d3e7">3. The method of traversal(visit all nodes).</text:a></text:p>
          <text:p text:style-name="Contents_20_2"><text:a xlink:type="simple" xlink:href="#orgaf9ec53">3.1. Breadth-First Search</text:a></text:p>
          <text:p text:style-name="Contents_20_1"><text:a xlink:type="simple" xlink:href="#org6be0454">4. Depth-First Search</text:a></text:p>
        </text:index-body>
      </text:table-of-content>
      <text:p text:style-name="Text_20_body">Graphs are nodes with links to each other. These links are defined by a matrix known as an <text:span text:style-name="Bold"><text:span text:style-name="Bold">adjacency matrix</text:span></text:span>.
</text:p>
      <text:p text:style-name="Text_20_body">The best way to store such links is (under the assumption that the graphs in question are <text:span text:style-name="Bold"><text:span text:style-name="Bold">bi-directional</text:span></text:span>) to store only the upper triangle of the adjacency matrix, while ignoring the diagonal.
</text:p>
      <text:h text:style-name="Heading_20_1" text:outline-level="1" text:is-list-header="false">
<text:bookmark-start text:name="OrgXref.org7023258"/>
<text:bookmark text:name="org7023258"/>Storing Graph Data
<text:bookmark-end text:name="OrgXref.org7023258"/></text:h>
      <text:p text:style-name="OrgSrcBlock"><text:span text:style-name="OrgSrcFontLockKeywordFace">import</text:span><text:s/><text:span text:style-name="OrgSrcFontLockConstantFace">java</text:span>.<text:span text:style-name="OrgSrcFontLockConstantFace">util</text:span>.*;</text:p>
      <text:p text:style-name="OrgSrcBlock"><text:span text:style-name="OrgSrcFontLockTypeFace">in</text:span><text:span text:style-name="OrgSrcFontLockTypeFace">t</text:span><text:s/><text:span text:style-name="OrgSrcFontLockVariableNameFace">c</text:span><text:s/>=<text:s/><text:span text:style-name="OrgSrcHighlightNumbersNumber">5</text:span>;</text:p>
      <text:p text:style-name="OrgSrcBlock"><text:span text:style-name="OrgSrcFontLockTypeFace">in</text:span><text:span text:style-name="OrgSrcFontLockTypeFace">t</text:span><text:s/><text:span text:style-name="OrgSrcFontLockVariableNameFace">a</text:span>[][]<text:s/>=<text:s/><text:span text:style-name="OrgSrcFontLockKeywordFace">new</text:span><text:s/><text:span text:style-name="OrgSrcFontLockTypeFace">int</text:span>[c][c];</text:p>
      <text:p text:style-name="OrgSrcBlock"><text:span text:style-name="OrgSrcFontLockTypeFace">in</text:span><text:span text:style-name="OrgSrcFontLockTypeFace">t</text:span><text:s/><text:span text:style-name="OrgSrcFontLockVariableNameFace">upperTriangleSize</text:span><text:s/>=<text:s/>(c*(c-<text:span text:style-name="OrgSrcHighlightNumbersNumber">1</text:span>))/<text:span text:style-name="OrgSrcHighlightNumbersNumber">2</text:span>;</text:p>
      <text:p text:style-name="OrgSrcBlock"><text:span text:style-name="OrgSrcFontLockTypeFace">in</text:span><text:span text:style-name="OrgSrcFontLockTypeFace">t</text:span><text:s/><text:span text:style-name="OrgSrcFontLockVariableNameFace">graph_data</text:span>[]<text:s/>=<text:s/><text:span text:style-name="OrgSrcFontLockKeywordFace">new</text:span><text:s/><text:span text:style-name="OrgSrcFontLockTypeFace">int</text:span>[upperTriangleSize];</text:p>
      <text:p text:style-name="OrgSrcBlock"><text:span text:style-name="OrgSrcFontLockTypeFace">in</text:span><text:span text:style-name="OrgSrcFontLockTypeFace">t</text:span><text:s/><text:span text:style-name="OrgSrcFontLockVariableNameFace">k</text:span><text:s/>=<text:s/><text:span text:style-name="OrgSrcHighlightNumbersNumber">0</text:span>;</text:p>
      <text:p text:style-name="OrgSrcBlock"><text:span text:style-name="OrgSrcFontLockKeywordFace">for</text:span>(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c</text:span>;<text:s/>i++){</text:p>
      <text:p text:style-name="OrgSrcBlock"><text:tab/><text:span text:style-name="OrgSrcFontLockKeywordFace">for</text:span>(<text:span text:style-name="OrgSrcFontLockTypeFace">in</text:span><text:span text:style-name="OrgSrcFontLockTypeFace">t</text:span><text:s/><text:span text:style-name="OrgSrcFontLockVariableNameFace">j</text:span><text:s/>=<text:s/>i+<text:span text:style-name="OrgSrcHighlightNumbersNumber">1</text:span>;j<text:s/>&lt;<text:s/><text:span text:style-name="OrgSrcFontLockTypeFace">c</text:span>;j++){</text:p>
      <text:p text:style-name="OrgSrcBlock"><text:tab/><text:tab/>graph_data[k]<text:s/>=<text:s/><text:s/>a[i][j];</text:p>
      <text:p text:style-name="OrgSrcBlock"><text:tab/><text:tab/>k++;</text:p>
      <text:p text:style-name="OrgSrcBlock"><text:tab/>}</text:p>
      <text:p text:style-name="OrgSrcBlockLastLine">}</text:p>
      <text:p text:style-name="OrgSrcBlock">\begin{bmatrix}</text:p>
      <text:p text:style-name="OrgSrcBlock">a_{11}<text:s/>&amp;<text:s/>a_{12}<text:s/>&amp;<text:s/>\cdots<text:s/>&amp;<text:s/>a_{1n}<text:s/>\\</text:p>
      <text:p text:style-name="OrgSrcBlock">a_{21}<text:s/>&amp;<text:s/>a_{22}<text:s/>&amp;<text:s/>\cdots<text:s/>&amp;<text:s/>a_{2n}<text:s/>\\</text:p>
      <text:p text:style-name="OrgSrcBlock">\vdots<text:s/>&amp;<text:s/>&amp;\ddots<text:s/>&amp;<text:s/>\vdots<text:s/>\\</text:p>
      <text:p text:style-name="OrgSrcBlock">a_{n1}<text:s/>&amp;<text:s/>a_{n2}<text:s/>&amp;<text:s/>\cdots<text:s/>&amp;<text:s/>a_{nn}<text:s/>\\</text:p>
      <text:p text:style-name="OrgSrcBlockLastLine">\end{bmatrix}</text:p>
      <text:p text:style-name="OrgSrcBlockLastLine"/>
      <text:h text:style-name="Heading_20_1" text:outline-level="1" text:is-list-header="false">
<text:bookmark-start text:name="OrgXref.org0547e39"/>
<text:bookmark text:name="org0547e39"/>Adjacency Lists
<text:bookmark-end text:name="OrgXref.org0547e39"/></text:h>
      <text:p text:style-name="Text_20_body">This consists of a one-dimensional array, specifically of pointers. For an example graph,
</text:p>
      <text:p text:style-name="OrgSrcBlock">\begin{align*}</text:p>
      <text:p text:style-name="OrgSrcBlock">&amp;a<text:s/>\rightarrow<text:s/>b<text:s/>\rightarrow<text:s/>c<text:s/>\rightarrow<text:s/>d<text:s/><text:s/>\\</text:p>
      <text:p text:style-name="OrgSrcBlock">&amp;\downarrow<text:s/>\\</text:p>
      <text:p text:style-name="OrgSrcBlock">&amp;b<text:s/>\rightarrow<text:s/>a<text:s/>\rightarrow<text:s/>c<text:s/>\\</text:p>
      <text:p text:style-name="OrgSrcBlock">&amp;\downarrow<text:s/>\\</text:p>
      <text:p text:style-name="OrgSrcBlock">&amp;c<text:s/>\rightarrow<text:s/>a<text:s/>\rightarrow<text:s/>b<text:s/>\\</text:p>
      <text:p text:style-name="OrgSrcBlock">&amp;\downarrow<text:s/>\\</text:p>
      <text:p text:style-name="OrgSrcBlock">&amp;d<text:s/>\rightarrow<text:s/>a<text:s/>\rightarrow<text:s/>e\\</text:p>
      <text:p text:style-name="OrgSrcBlock">&amp;\downarrow<text:s/>\\</text:p>
      <text:p text:style-name="OrgSrcBlock">&amp;e<text:s/>\rightarrow<text:s/>d<text:s/>\\</text:p>
      <text:p text:style-name="OrgSrcBlockLastLine">\end{align*}</text:p>
      <text:p text:style-name="OrgSrcBlockLastLine"/>
      <text:p text:style-name="Text_20_body">We have a linked list of linked lists. The problem here is that links are represented twice.
</text:p>
      <text:p text:style-name="Text_20_body">This is an optimization for when graphs have very few links.
</text:p>
      <text:h text:style-name="Heading_20_1" text:outline-level="1" text:is-list-header="false">
<text:bookmark-start text:name="OrgXref.orga78d3e7"/>
<text:bookmark text:name="orga78d3e7"/>The method of traversal(visit all nodes).
<text:bookmark-end text:name="OrgXref.orga78d3e7"/></text:h>
      <text:p text:style-name="Text_20_body">There are two algorithms of traversal:
</text:p>
      <text:list text:style-name="OrgNumberedList" text:continue-numbering="false">
        <text:list-item>
          <text:p text:style-name="Text_20_body">Breadth-First Search - which involves the usage of queue
</text:p>
        </text:list-item>
        <text:list-item>
          <text:p text:style-name="Text_20_body">Depth-First Search - which involves the usage of stack
</text:p>
        </text:list-item>
      </text:list>
      <text:h text:style-name="Heading_20_2" text:outline-level="2" text:is-list-header="false">
<text:bookmark-start text:name="OrgXref.orgaf9ec53"/>
<text:bookmark text:name="orgaf9ec53"/>Breadth-First Search
<text:bookmark-end text:name="OrgXref.orgaf9ec53"/></text:h>
      <text:p text:style-name="Text_20_body">Breadth-first involves selecting a root node, and choosing a neighbour node.
</text:p>
      <text:p text:style-name="Text_20_body">Revising queues, they have a First-In, First Out approach, insertion at the rear and deletion at the front. The procedure follows:
</text:p>
      <text:list text:style-name="OrgBulletedList" text:continue-numbering="false">
        <text:list-item>
          <text:p text:style-name="Text_20_body">The queue starts by inserting any root node, say for example A.
</text:p>
        </text:list-item>
        <text:list-item>
          <text:p text:style-name="Text_20_body">Now A is dequeued and stored in the result.
</text:p>
        </text:list-item>
        <text:list-item>
          <text:p text:style-name="Text_20_body">Queue all neighbouring nodes of A.
</text:p>
        </text:list-item>
        <text:list-item>
          <text:p text:style-name="Text_20_body">The first node is dequeued.
</text:p>
        </text:list-item>
        <text:list-item>
          <text:p text:style-name="Text_20_body">Upon dequeueing, all neighbouring nodes are checked if it’s in the queue. If not, they are queued in.
</text:p>
          <text:list text:style-name="OrgBulletedList" text:continue-numbering="true">
            <text:list-item>
              <text:p text:style-name="Text_20_body">Let’s say B is taken, and B is connected to C, and C is already connected to A and B.
</text:p>
            </text:list-item>
            <text:list-item>
              <text:p text:style-name="Text_20_body">A and C will not be queued.
</text:p>
            </text:list-item>
          </text:list>
        </text:list-item>
        <text:list-item>
          <text:p text:style-name="Text_20_body">This iterates until there are no more nodes.
</text:p>
        </text:list-item>
      </text:list>
      <text:p text:style-name="Text_20_body">Clearly, this depends on the number of edges in the graph. The maximum number of edges in a graph is <text:span text:style-name="OrgCode">$^nC_2$</text:span>.
</text:p>
      <text:p text:style-name="Text_20_body">The functions required in this queue are:
</text:p>
      <text:list text:style-name="OrgBulletedList" text:continue-numbering="false">
        <text:list-item>
          <text:p text:style-name="Text_20_body">`Insert()`
</text:p>
        </text:list-item>
        <text:list-item>
          <text:p text:style-name="Text_20_body">`Delete()`
</text:p>
        </text:list-item>
        <text:list-item>
          <text:p text:style-name="Text_20_body">`Traverse()`
</text:p>
        </text:list-item>
      </text:list>
      <text:p text:style-name="Text_20_body">This will be covered in the next lab. NOTE - This will not work for nodes which are not connected to any node in the graph.
</text:p>
      <text:h text:style-name="Heading_20_1" text:outline-level="1" text:is-list-header="false">
<text:bookmark-start text:name="OrgXref.org6be0454"/>
<text:bookmark text:name="org6be0454"/>Depth-First Search
<text:bookmark-end text:name="OrgXref.org6be0454"/></text:h>
      <text:p text:style-name="Text_20_body">This involves traversing the nodes until an edge node is met, using a stack.
</text:p>
      <text:p text:style-name="Text_20_body">The procedure follows:
</text:p>
      <text:list text:style-name="OrgBulletedList" text:continue-numbering="false">
        <text:list-item>
          <text:p text:style-name="Text_20_body">A node is selected and pushed into the stack.
</text:p>
        </text:list-item>
        <text:list-item>
          <text:p text:style-name="Text_20_body">A random node connected to A is pushed.
</text:p>
        </text:list-item>
        <text:list-item>
          <text:p text:style-name="Text_20_body">A connected node is pushed.
</text:p>
        </text:list-item>
        <text:list-item>
          <text:p text:style-name="Text_20_body">This procedure is met until no unvisited node exists
</text:p>
          <text:list text:style-name="OrgBulletedList" text:continue-numbering="true">
            <text:list-item>
              <text:p text:style-name="Text_20_body">In which case the stack is full.
</text:p>
            </text:list-item>
            <text:list-item>
              <text:p text:style-name="Text_20_body">If the stack is still not full, it implies that there are nodes which haven’t been visited.
</text:p>
            </text:list-item>
          </text:list>
        </text:list-item>
        <text:list-item>
          <text:p text:style-name="Text_20_body">Now popping occurs
</text:p>
        </text:list-item>
        <text:list-item>
          <text:p text:style-name="Text_20_body">The algorithm goes back and checks for unvisited nodes by popping the stack and checking the topmost elements’s adjacent nodes for unvisited nodes.
</text:p>
        </text:list-item>
        <text:list-item>
          <text:p text:style-name="Text_20_body">This is done until the stack is empty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DFS</text:span><text:s/>{</text:p>
      <text:p text:style-name="OrgSrcBlock"><text:s/><text:s/>DFS(<text:span text:style-name="OrgSrcFontLockTypeFace">int</text:span><text:s/><text:span text:style-name="OrgSrcFontLockVariableNameFace">V</text:span>)<text:s/><text:s/>{</text:p>
      <text:p text:style-name="OrgSrcBlock"><text:s/><text:s/><text:s/><text:s/>adj<text:s/>=<text:s/><text:span text:style-name="OrgSrcFontLockKeywordFace">new</text:span><text:s/><text:span text:style-name="OrgSrcFontLockTypeFace">LinkedList</text:span>[V];</text:p>
      <text:p text:style-name="OrgSrcBlock"><text:s/><text:s/><text:s/><text:s/>visited<text:s/>=<text:s/><text:span text:style-name="OrgSrcFontLockKeywordFace">new</text:span><text:s/><text:span text:style-name="OrgSrcFontLockTypeFace">boolean</text:span>[V];</text:p>
      <text:p text:style-name="OrgSrcBlock"><text:s/><text:s/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i</text:span><text:s/>=<text:s/><text:span text:style-name="OrgSrcHighlightNumbersNumber">0</text:span>;<text:s/>i<text:s/>&lt;<text:s/><text:span text:style-name="OrgSrcFontLockTypeFace">V</text:span>;<text:s/>i++)</text:p>
      <text:p text:style-name="OrgSrcBlock"><text:s/><text:s/><text:s/><text:s/><text:s/><text:s/>adj[i]<text:s/>=<text:s/><text:span text:style-name="OrgSrcFontLockKeywordFace">new</text:span><text:s/><text:span text:style-name="OrgSrcFontLockTypeFace">LinkedList</text:span>&lt;<text:span text:style-name="OrgSrcFontLockTypeFace">Integer</text:span>&gt;();</text:p>
      <text:p text:style-name="OrgSrcBlock"><text:s/><text:s/>}</text:p>
      <text:p text:style-name="OrgSrcBlockLastLine">}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HighlightNumbersNumber" style:family="text">
      <style:text-properties fo:color="#fab387"/>
    </style:style>
    <style:style style:name="OrgSrcFontLockVariableNameFace" style:family="text">
      <style:text-properties fo:color="#cdd6f4"/>
    </style:style>
    <style:style style:name="OrgSrcFontLockTypeFace" style:family="text">
      <style:text-properties fo:color="#f9e2af"/>
    </style:style>
    <style:style style:name="OrgSrcBlock" style:family="paragraph" style:parent-style-name="Preformatted_20_Text">
      <style:paragraph-properties fo:background-color="#1e1e2e" fo:padding="0.049cm" fo:border="0.51pt solid #000000" style:shadow="none">
        <style:background-image/>
      </style:paragraph-properties>
      <style:text-properties fo:color="#cdd6f4"/>
    </style:style>
    <style:style style:name="OrgSrcFontLockConstantFace" style:family="text">
      <style:text-properties fo:color="#fab387"/>
    </style:style>
    <style:style style:name="OrgSrcFontLockKeywordFace" style:family="text">
      <style:text-properties fo:color="#cba6f7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ithya Nair</dc:creator>
    <meta:initial-creator>Adithya Nair</meta:initial-creator>
    <dc:date>2024-07-26T21:09:48</dc:date>
    <meta:creation-date>2024-07-26T21:09:48</meta:creation-date>
    <meta:generator>Emacs 29.4 (Org mode 9.8)</meta:generator>
    <meta:keyword/>
    <dc:subject/>
    <dc:title>Graphs</dc:title>
  </office:meta>
</office:document-meta>
</file>